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Fira Code" svg:font-family="'Fira Code', 'Droid Sans Mono', monospace, monospace"/>
    <style:font-face style:name="Fira Code Light" svg:font-family="'Fira Code Light'" style:font-pitch="variable"/>
    <style:font-face style:name="FiraCode Nerd Font" svg:font-family="'FiraCode Nerd Font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style:font-name="FiraCode Nerd Font"/>
    </style:style>
    <style:style style:name="P2" style:family="paragraph" style:parent-style-name="Heading_20_1" style:master-page-name="">
      <style:paragraph-properties style:page-number="auto"/>
      <style:text-properties style:font-name="FiraCode Nerd Font" officeooo:paragraph-rsid="00027038"/>
    </style:style>
    <style:style style:name="P3" style:family="paragraph" style:parent-style-name="Heading_20_3" style:master-page-name="">
      <loext:graphic-properties draw:fill="none"/>
      <style:paragraph-properties fo:margin-left="0.5in" fo:margin-right="0in" fo:margin-top="0.0972in" fo:margin-bottom="0.0835in" style:contextual-spacing="false" fo:text-indent="0in" style:auto-text-indent="false" style:page-number="auto" fo:background-color="transparent" fo:keep-with-next="always"/>
    </style:style>
    <style:style style:name="P4" style:family="paragraph" style:parent-style-name="Heading_20_3" style:master-page-name="">
      <loext:graphic-properties draw:fill="none"/>
      <style:paragraph-properties fo:margin-left="0.3118in" fo:margin-right="0in" fo:margin-top="0.0972in" fo:margin-bottom="0.0835in" style:contextual-spacing="false" fo:text-indent="0in" style:auto-text-indent="false" style:page-number="auto" fo:background-color="transparent" fo:keep-with-next="always"/>
      <style:text-properties officeooo:paragraph-rsid="0003fa63"/>
    </style:style>
    <style:style style:name="P5" style:family="paragraph" style:parent-style-name="Standard">
      <loext:graphic-properties draw:fill="none"/>
      <style:paragraph-properties fo:margin-left="0.25in" fo:margin-right="0in" fo:margin-top="0in" fo:margin-bottom="0.0972in" style:contextual-spacing="false" fo:line-height="115%" fo:text-indent="0in" style:auto-text-indent="false" fo:background-color="transparent"/>
      <style:text-properties officeooo:rsid="0002abb5" officeooo:paragraph-rsid="0005724e"/>
    </style:style>
    <style:style style:name="P6" style:family="paragraph" style:parent-style-name="Text_20_body" style:list-style-name="L5">
      <loext:graphic-properties draw:fill="none"/>
      <style:paragraph-properties fo:margin-top="0in" fo:margin-bottom="0.0972in" style:contextual-spacing="false" fo:line-height="115%" fo:background-color="transparent"/>
      <style:text-properties officeooo:paragraph-rsid="0002abb5"/>
    </style:style>
    <style:style style:name="P7" style:family="paragraph" style:parent-style-name="Text_20_body" style:list-style-name="L6">
      <loext:graphic-properties draw:fill="none"/>
      <style:paragraph-properties fo:margin-top="0in" fo:margin-bottom="0.0972in" style:contextual-spacing="false" fo:line-height="115%" fo:background-color="transparent"/>
      <style:text-properties officeooo:paragraph-rsid="0002abb5"/>
    </style:style>
    <style:style style:name="P8" style:family="paragraph" style:parent-style-name="Text_20_body">
      <style:text-properties style:font-name="FiraCode Nerd Font" officeooo:rsid="0000a179" officeooo:paragraph-rsid="0000a179"/>
    </style:style>
    <style:style style:name="P9" style:family="paragraph" style:parent-style-name="Text_20_body" style:master-page-name="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style:page-number="auto" fo:background-color="transparent"/>
      <style:text-properties style:font-name="FiraCode Nerd Font" officeooo:rsid="0000a179" officeooo:paragraph-rsid="0000a179"/>
    </style:style>
    <style:style style:name="P10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fo:background-color="transparent"/>
      <style:text-properties style:font-name="FiraCode Nerd Font" officeooo:rsid="0000a179" officeooo:paragraph-rsid="0000a179"/>
    </style:style>
    <style:style style:name="P11" style:family="paragraph" style:parent-style-name="Text_20_body" style:master-page-name="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style:page-number="auto" fo:background-color="transparent"/>
      <style:text-properties style:font-name="FiraCode Nerd Font" officeooo:rsid="0000a179" officeooo:paragraph-rsid="0000a179"/>
    </style:style>
    <style:style style:name="P12" style:family="paragraph" style:parent-style-name="Text_20_body" style:master-page-name="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style:page-number="auto" fo:background-color="transparent"/>
      <style:text-properties style:font-name="FiraCode Nerd Font" officeooo:rsid="0000a179" officeooo:paragraph-rsid="0000a179"/>
    </style:style>
    <style:style style:name="P13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fo:background-color="transparent"/>
      <style:text-properties style:font-name="FiraCode Nerd Font" officeooo:rsid="0000ff93" officeooo:paragraph-rsid="0000ff93"/>
    </style:style>
    <style:style style:name="P14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fo:background-color="transparent"/>
      <style:text-properties style:font-name="FiraCode Nerd Font" officeooo:rsid="0000ff93" officeooo:paragraph-rsid="00027038"/>
    </style:style>
    <style:style style:name="P15" style:family="paragraph" style:parent-style-name="Text_20_body" style:list-style-name="L1">
      <style:text-properties style:font-name="FiraCode Nerd Font" fo:font-weight="bold" officeooo:rsid="0000a179" officeooo:paragraph-rsid="0000a179" style:font-weight-asian="bold" style:font-weight-complex="bold"/>
    </style:style>
    <style:style style:name="P16" style:family="paragraph" style:parent-style-name="Text_20_body" style:list-style-name="L1" style:master-page-name="">
      <loext:graphic-properties draw:fill="none"/>
      <style:paragraph-properties fo:margin-top="0in" fo:margin-bottom="0.0972in" style:contextual-spacing="false" fo:line-height="115%" style:page-number="auto" fo:background-color="transparent"/>
      <style:text-properties style:font-name="FiraCode Nerd Font" fo:font-weight="bold" officeooo:rsid="0000a179" officeooo:paragraph-rsid="0000a179" style:font-weight-asian="bold" style:font-weight-complex="bold"/>
    </style:style>
    <style:style style:name="P17" style:family="paragraph" style:parent-style-name="Text_20_body">
      <style:text-properties style:font-name="FiraCode Nerd Font" officeooo:rsid="00027038" officeooo:paragraph-rsid="00027038"/>
    </style:style>
    <style:style style:name="P18" style:family="paragraph" style:parent-style-name="Text_20_body">
      <style:text-properties style:font-name="FiraCode Nerd Font" officeooo:rsid="0002abb5" officeooo:paragraph-rsid="0002abb5"/>
    </style:style>
    <style:style style:name="P19" style:family="paragraph" style:parent-style-name="Text_20_body" style:master-page-name="">
      <loext:graphic-properties draw:fill="none"/>
      <style:paragraph-properties fo:margin-left="0.75in" fo:margin-right="0in" fo:margin-top="0in" fo:margin-bottom="0.0972in" style:contextual-spacing="false" fo:line-height="115%" fo:text-indent="0in" style:auto-text-indent="false" style:page-number="auto" fo:background-color="transparent"/>
      <style:text-properties fo:color="#c9211e" loext:opacity="100%" style:font-name="FiraCode Nerd Font" officeooo:rsid="0000ff93" officeooo:paragraph-rsid="0002abb5"/>
    </style:style>
    <style:style style:name="P20" style:family="paragraph" style:parent-style-name="Text_20_body">
      <loext:graphic-properties draw:fill="none"/>
      <style:paragraph-properties fo:margin-left="0.75in" fo:margin-right="0in" fo:margin-top="0in" fo:margin-bottom="0.0972in" style:contextual-spacing="false" fo:line-height="115%" fo:text-indent="0in" style:auto-text-indent="false" fo:background-color="transparent"/>
      <style:text-properties fo:color="#c9211e" loext:opacity="100%" style:font-name="FiraCode Nerd Font" officeooo:rsid="0003fa63" officeooo:paragraph-rsid="0003fa63"/>
    </style:style>
    <style:style style:name="P21" style:family="paragraph" style:parent-style-name="Text_20_body" style:master-page-name="">
      <loext:graphic-properties draw:fill="none"/>
      <style:paragraph-properties fo:margin-left="0.25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027038" officeooo:paragraph-rsid="00027038"/>
    </style:style>
    <style:style style:name="P22" style:family="paragraph" style:parent-style-name="Text_20_body">
      <loext:graphic-properties draw:fill="none"/>
      <style:paragraph-properties fo:margin-left="0.25in" fo:margin-right="0in" fo:margin-top="0in" fo:margin-bottom="0.0972in" style:contextual-spacing="false" fo:line-height="115%" fo:text-indent="0in" style:auto-text-indent="false" fo:background-color="transparent"/>
      <style:text-properties officeooo:rsid="00027038" officeooo:paragraph-rsid="00027038"/>
    </style:style>
    <style:style style:name="P23" style:family="paragraph" style:parent-style-name="Text_20_body">
      <loext:graphic-properties draw:fill="none"/>
      <style:paragraph-properties fo:margin-left="0.25in" fo:margin-right="0in" fo:margin-top="0in" fo:margin-bottom="0.0972in" style:contextual-spacing="false" fo:line-height="115%" fo:text-indent="0in" style:auto-text-indent="false" fo:background-color="transparent"/>
      <style:text-properties officeooo:rsid="0002abb5" officeooo:paragraph-rsid="0002abb5"/>
    </style:style>
    <style:style style:name="P24" style:family="paragraph" style:parent-style-name="Text_20_body">
      <loext:graphic-properties draw:fill="none"/>
      <style:paragraph-properties fo:margin-left="0.25in" fo:margin-right="0in" fo:margin-top="0in" fo:margin-bottom="0.0972in" style:contextual-spacing="false" fo:line-height="115%" fo:text-indent="0in" style:auto-text-indent="false" fo:background-color="transparent"/>
      <style:text-properties officeooo:rsid="0002abb5" officeooo:paragraph-rsid="0005724e"/>
    </style:style>
    <style:style style:name="P25" style:family="paragraph" style:parent-style-name="Text_20_body" style:list-style-name="L7">
      <style:text-properties officeooo:paragraph-rsid="0002abb5"/>
    </style:style>
    <style:style style:name="P26" style:family="paragraph" style:parent-style-name="Title">
      <style:text-properties style:font-name="FiraCode Nerd Font"/>
    </style:style>
    <style:style style:name="T1" style:family="text">
      <style:text-properties officeooo:rsid="0000a179"/>
    </style:style>
    <style:style style:name="T2" style:family="text">
      <style:text-properties officeooo:rsid="0000ff93"/>
    </style:style>
    <style:style style:name="T3" style:family="text">
      <style:text-properties officeooo:rsid="00027038"/>
    </style:style>
    <style:style style:name="T4" style:family="text">
      <style:text-properties style:font-name="FiraCode Nerd Font"/>
    </style:style>
    <style:style style:name="T5" style:family="text">
      <style:text-properties style:font-name="FiraCode Nerd Font" officeooo:rsid="00027038"/>
    </style:style>
    <style:style style:name="T6" style:family="text">
      <style:text-properties style:font-name="FiraCode Nerd Font" officeooo:rsid="0002abb5"/>
    </style:style>
    <style:style style:name="T7" style:family="text">
      <style:text-properties style:font-name="FiraCode Nerd Font" officeooo:rsid="0003fa63"/>
    </style:style>
    <style:style style:name="T8" style:family="text">
      <style:text-properties style:font-name="FiraCode Nerd Font" officeooo:rsid="00041baa"/>
    </style:style>
    <style:style style:name="T9" style:family="text">
      <style:text-properties fo:color="#c9211e" loext:opacity="100%" style:font-name="FiraCode Nerd Font"/>
    </style:style>
    <style:style style:name="T10" style:family="text">
      <style:text-properties fo:color="#c9211e" loext:opacity="100%" style:font-name="FiraCode Nerd Font" officeooo:rsid="0002abb5"/>
    </style:style>
    <style:style style:name="T11" style:family="text">
      <style:text-properties officeooo:rsid="0003fa63"/>
    </style:style>
    <style:style style:name="T12" style:family="text">
      <style:text-properties officeooo:rsid="00041ba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028in" fo:text-indent="-0.25in" fo:margin-left="0.6028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528in" fo:text-indent="-0.25in" fo:margin-left="0.8528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028in" fo:text-indent="-0.25in" fo:margin-left="1.1028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528in" fo:text-indent="-0.25in" fo:margin-left="1.3528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028in" fo:text-indent="-0.25in" fo:margin-left="1.6028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528in" fo:text-indent="-0.25in" fo:margin-left="1.8528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028in" fo:text-indent="-0.25in" fo:margin-left="2.1028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528in" fo:text-indent="-0.25in" fo:margin-left="2.3528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028in" fo:text-indent="-0.25in" fo:margin-left="2.6028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528in" fo:text-indent="-0.25in" fo:margin-left="2.8528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Library <text:span text:style-name="T11">P</text:span>roject</text:p>
      <text:p text:style-name="P17">This project has been developed using Ubuntu 24<text:span text:style-name="T11">04 LTS</text:span>, VS Code, Intellij Rider, Docker, and SQL server.</text:p>
      <text:p text:style-name="P18">The project should work without any problems using localdb in Visual Studio.</text:p>
      <text:p text:style-name="P18">To change connection string settings head to /Library.Backend/Library.Presentation/appsettings.json</text:p>
      <text:p text:style-name="P18"/>
      <text:p text:style-name="P18">There are 3 seeded users when you first start the backend server:</text:p>
      <text:list text:style-name="L7">
        <text:list-item>
          <text:p text:style-name="P25"><text:span text:style-name="T6">An admin: super_admin, 12345678@sa</text:span></text:p>
        </text:list-item>
        <text:list-item>
          <text:p text:style-name="P25"><text:span text:style-name="T6">A client: ma7moud_kanbar, 12345678@mk</text:span></text:p>
        </text:list-item>
        <text:list-item>
          <text:p text:style-name="P25"><text:span text:style-name="T6">A client: yanar_aldaghestani, 1234567</text:span><text:span text:style-name="T8">8</text:span><text:span text:style-name="T6">@ya</text:span></text:p>
        </text:list-item>
      </text:list>
      <text:h text:style-name="P1" text:outline-level="1">Library.Backend</text:h>
      <text:p text:style-name="P8">Contains all the backend server code, and it's built <text:span text:style-name="T3">upon</text:span> Clean Architecture philosophy.</text:p>
      <text:p text:style-name="P8">The backend consist of 3 layers “C# projects” as follows:</text:p>
      <text:list text:style-name="L1">
        <text:list-item>
          <text:p text:style-name="P15">Library.Domain</text:p>
        </text:list-item>
      </text:list>
      <text:p text:style-name="P9">Contains all the system Entities, Manager Interfaces, Manager Implementations and Repository Interfaces.</text:p>
      <text:p text:style-name="P10">Also the layer defines an interface to handle session management scenarios.</text:p>
      <text:p text:style-name="P13">All the other layers depend on this layer.</text:p>
      <text:list text:continue-numbering="true" text:style-name="L1">
        <text:list-item>
          <text:p text:style-name="P15">Library.Infranstructure</text:p>
        </text:list-item>
      </text:list>
      <text:p text:style-name="P9">Contains all Repository Implementations using the Repository Interfaces that are defined in the Library.Domain layer.</text:p>
      <text:p text:style-name="P10">This is the only layer that interact with the SQL Server using ADO .NET.</text:p>
      <text:p text:style-name="P10">Here we define database creation and seeding logic.</text:p>
      <text:p text:style-name="P10"><text:span text:style-name="T3">There are</text:span> Materializer methods that bind SQL query result into the appropriate <text:span text:style-name="T3">domain</text:span> <text:span text:style-name="T3">e</text:span>ntities <text:span text:style-name="T3">using SqlDataReader</text:span>.</text:p>
      <text:list text:continue-numbering="true" text:style-name="L1">
        <text:list-item>
          <text:p text:style-name="P16">Library.Presentation</text:p>
        </text:list-item>
      </text:list>
      <text:p text:style-name="P9"><text:soft-page-break/>Uses ASP .NET, and it’s the starting point of the backend server.</text:p>
      <text:p text:style-name="P10">Here we register repositories, services and managers using the Dependency Injection provider in ASP .NET.</text:p>
      <text:p text:style-name="P10">Also we read some configuration files like database settings <text:span text:style-name="T2">(</text:span>connection string<text:span text:style-name="T2">),</text:span> and JWT Bearer authentication provider settings, <text:span text:style-name="T3">And store the configurations inside C# objects using Options Pattern</text:span>.</text:p>
      <text:p text:style-name="P10">This is the place where all the endpoints live <text:span text:style-name="T3">using</text:span> ASP .NET Controllers.</text:p>
      <text:p text:style-name="P10">This layer orchestrate the logic between Library.Domain managers and repositories.</text:p>
      <text:p text:style-name="P10">Responsible for authentication and authorization (I didn’t use an authorization middleware due to the simplicity of the project).</text:p>
      <text:p text:style-name="P13">Responsible for <text:span text:style-name="T3">generating the appropriate</text:span> responses when an<text:span text:style-name="T3">y</text:span> error occur in the backend server using the ExceptionHandler middleware.</text:p>
      <text:h text:style-name="P3" text:outline-level="3"><text:span text:style-name="T9">NOTE</text:span><text:span text:style-name="T10">S</text:span><text:span text:style-name="T9">:</text:span> </text:h>
      <text:p text:style-name="P19">I didn’t use any DTO<text:span text:style-name="T3">s</text:span> <text:span text:style-name="T3">in the </text:span><text:span text:style-name="T1">Library.Presentation </text:span><text:span text:style-name="T3">to speedup the development time, even though it’s a bad practice.</text:span></text:p>
      <text:p text:style-name="P20">The system is susceptible to SQL Injection attacks (I didn’t add any regex validation to speed up development time). </text:p>
      <text:h text:style-name="P2" text:outline-level="1">Library.<text:span text:style-name="T3">WebApp</text:span></text:h>
      <text:p text:style-name="P21"><text:span text:style-name="T4">This project represent the frontend application that will communicate with the backend server.</text:span></text:p>
      <text:p text:style-name="P22"><text:span text:style-name="T4">I’ve used </text:span><text:span text:style-name="T6">Bl</text:span><text:span text:style-name="T4">azor pages to implement the project UI.</text:span></text:p>
      <text:p text:style-name="P23"><text:span text:style-name="T4">There are two actors in the system an admin and a client.</text:span></text:p>
      <text:p text:style-name="P23"><text:span text:style-name="T4">Clients can only view, borrow and release books.</text:span></text:p>
      <text:p text:style-name="P23"><text:span text:style-name="T4">Admins can:</text:span></text:p>
      <text:list text:style-name="L6">
        <text:list-item>
          <text:p text:style-name="P7"><text:span text:style-name="T6">View users and borrowing list.</text:span></text:p>
        </text:list-item>
      </text:list>
      <text:list text:style-name="L5">
        <text:list-item>
          <text:p text:style-name="P6"><text:span text:style-name="T6">View, add, borrow and release books.</text:span></text:p>
        </text:list-item>
      </text:list>
      <text:p text:style-name="P5"><text:soft-page-break/></text:p>
      <text:p text:style-name="P24"><text:span text:style-name="T7">There is no sign-up page, just log-in page, to sign up a new user head to the API: localhost:PORT/Users/SignUp</text:span></text:p>
      <text:p text:style-name="P24"><text:span text:style-name="T4">I didn’t have any prior knowledge in Bl</text:span><text:span text:style-name="T5">azor</text:span><text:span text:style-name="T4"> or any web frontend framework, so I’ve tried to build this app by learning Blazor basics and by the help of some LLMs (Gemini and ChatGPT).</text:span></text:p>
      <text:p text:style-name="P14"/>
      <text:p text:style-name="P10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Fira Code" svg:font-family="'Fira Code', 'Droid Sans Mono', monospace, monospace"/>
    <style:font-face style:name="Fira Code Light" svg:font-family="'Fira Code Light'" style:font-pitch="variable"/>
    <style:font-face style:name="FiraCode Nerd Font" svg:font-family="'FiraCode Nerd Font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6T13:02:47.832125755</meta:creation-date>
    <meta:print-date>2024-10-06T14:34:56.535248180</meta:print-date>
    <meta:printed-by>PDF files</meta:printed-by>
    <dc:date>2024-10-06T14:35:14.639797209</dc:date>
    <meta:editing-duration>PT5M10S</meta:editing-duration>
    <meta:editing-cycles>5</meta:editing-cycles>
    <meta:generator>LibreOffice/24.2.5.2$Linux_X86_64 LibreOffice_project/420$Build-2</meta:generator>
    <meta:document-statistic meta:table-count="0" meta:image-count="0" meta:object-count="0" meta:page-count="3" meta:paragraph-count="41" meta:word-count="445" meta:character-count="2940" meta:non-whitespace-character-count="2544"/>
  </office:meta>
</office:document-meta>
</file>